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fo:font-weight="bold" officeooo:rsid="001c4a97" officeooo:paragraph-rsid="001c4a97" style:font-weight-asian="bold" style:font-weight-complex="bold"/>
    </style:style>
    <style:style style:name="P2" style:family="paragraph" style:parent-style-name="Standard">
      <style:text-properties fo:font-weight="normal" officeooo:rsid="001c4a97" officeooo:paragraph-rsid="001c4a97" style:font-weight-asian="normal" style:font-weight-complex="normal"/>
    </style:style>
    <style:style style:name="P3" style:family="paragraph" style:parent-style-name="Standard">
      <style:text-properties fo:font-weight="normal" officeooo:rsid="001ddacb" officeooo:paragraph-rsid="001ddacb" style:font-weight-asian="normal" style:font-weight-complex="normal"/>
    </style:style>
    <style:style style:name="P4" style:family="paragraph" style:parent-style-name="Standard">
      <style:text-properties fo:font-size="16pt" officeooo:rsid="001c4a97" officeooo:paragraph-rsid="001c4a97" style:font-size-asian="16pt" style:font-size-complex="16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essing up indigenous, hurts native americans.</text:p>
      <text:p text:style-name="P1"/>
      <text:p text:style-name="P2">Dressing up on halloween is a tradition. The costumes include everything from fictional characters, to traditional clothes of other cultures. For a while, there’s been a discussion whether dressing up as certain cultures, could be hurtful. For example, a popular debate, is whether dressing up as indigious, hurts native americans. For most people, dressing up is just about expression and fun, but many native americans are expressing their dislike for the use of native american culture as a form of humor. <text:span text:style-name="T1">Is it acceptable, dressing up as native american for halloween?</text:span></text:p>
      <text:p text:style-name="P3"/>
      <text:p text:style-name="P3">Redegørelse</text:p>
      <text:p text:style-name="P3"/>
      <text:p text:style-name="P3">Diskussion</text:p>
      <text:p text:style-name="P3"/>
      <text:p text:style-name="P3">Perspektivering</text:p>
      <text:p text:style-name="P3"/>
      <text:p text:style-name="P3">Konklusion</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08:58:10.936910783</meta:creation-date>
    <dc:date>2023-03-30T10:25:49.722719543</dc:date>
    <meta:editing-duration>PT1H27M41S</meta:editing-duration>
    <meta:editing-cycles>2</meta:editing-cycles>
    <meta:generator>LibreOffice/7.5.1.2$Linux_X86_64 LibreOffice_project/50$Build-2</meta:generator>
    <meta:document-statistic meta:table-count="0" meta:image-count="0" meta:object-count="0" meta:page-count="1" meta:paragraph-count="6" meta:word-count="101" meta:character-count="665" meta:non-whitespace-character-count="570"/>
  </office:meta>
</office:document-meta>
</file>